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3.4984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Y8CKIT-059-Pu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3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4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5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6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7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8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9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0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1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2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3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4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5]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6]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7]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8]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19]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0]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1]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2]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3]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4]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5]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6]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7]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8]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formula="of:=[.D29]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utton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0]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UART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table:formula="of:=[.D31]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2C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table:formula="of:=[.D32]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utton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3]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utton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4]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utton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5]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utton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6]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utton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7]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utton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glets:PTSA-4</text:p>
          </table:table-cell>
          <table:table-cell table:formula="of:=[.D38]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JS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Aglets:PTSA-5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D40]-[.D3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S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Aglets:PTSA-5</text:p>
          </table:table-cell>
          <table:table-cell table:formula="of:=[.D40]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nalogIO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Aglets:PTSA-5</text:p>
          </table:table-cell>
          <table:table-cell table:formula="of:=[.D41]+1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ED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Aglets:PTSA-6</text:p>
          </table:table-cell>
          <table:table-cell table:formula="of:=[.D42]+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Aglets:PTSA-6</text:p>
          </table:table-cell>
          <table:table-cell table:formula="of:=[.D43]+1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26</text:p>
          </table:table-cell>
          <table:table-cell office:value-type="string" calcext:value-type="string">
            <text:p>Pin_Headers:Pin_Header_Straight_1x26</text:p>
          </table:table-cell>
          <table:table-cell table:formula="of:=[.D44]+1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26</text:p>
          </table:table-cell>
          <table:table-cell office:value-type="string" calcext:value-type="string">
            <text:p>Pin_Headers:Pin_Header_Straight_1x26</text:p>
          </table:table-cell>
          <table:table-cell table:formula="of:=[.D45]+1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Aglets:MH-No6-3p5</text:p>
          </table:table-cell>
          <table:table-cell table:formula="of:=[.D46]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Aglets:MH-No6-3p5</text:p>
          </table:table-cell>
          <table:table-cell table:formula="of:=[.D47]+1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Aglets:MH-No6-3p5</text:p>
          </table:table-cell>
          <table:table-cell table:formula="of:=[.D48]+1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Aglets:MH-No6-3p5</text:p>
          </table:table-cell>
          <table:table-cell table:formula="of:=[.D49]+1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Logo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glets:StMarySmall</text:p>
          </table:table-cell>
          <table:table-cell table:formula="of:=[.D50]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ogo2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glets:StMaryLarge</text:p>
          </table:table-cell>
          <table:table-cell table:formula="of:=[.D51]+1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glets:TP-TH</text:p>
          </table:table-cell>
          <table:table-cell table:formula="of:=[.D52]+1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glets:TP-TH</text:p>
          </table:table-cell>
          <table:table-cell table:formula="of:=[.D53]+1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glets:TP-TH</text:p>
          </table:table-cell>
          <table:table-cell table:formula="of:=[.D54]+1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glets:TP-TH</text:p>
          </table:table-cell>
          <table:table-cell table:formula="of:=[.D55]+1" office:value-type="float" office:value="55" calcext:value-type="float">
            <text:p>55</text:p>
          </table:table-cell>
          <table:table-cell/>
        </table:table-row>
      </table:table>
      <table:named-expressions/>
      <table:database-ranges>
        <table:database-range table:name="__Anonymous_Sheet_DB__0" table:target-range-address="'CY8CKIT-059-Push'.A1:'CY8CKIT-059-Push'.AMJ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4T21:58:13.387362976</dc:date>
    <dc:creator>Michael McCormack</dc:creator>
    <meta:editing-duration>PT58M58S</meta:editing-duration>
    <meta:editing-cycles>1</meta:editing-cycles>
    <meta:document-statistic meta:table-count="1" meta:cell-count="225" meta:object-count="0"/>
    <meta:generator>LibreOffice/4.3.3.2$Linux_X86_64 LibreOffice_project/430m0$Build-2</meta:generator>
  </office:meta>
</office:document-meta>
</file>